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8bc5" officeooo:paragraph-rsid="00058bc5"/>
    </style:style>
    <style:style style:name="P2" style:family="paragraph" style:parent-style-name="Text_20_body">
      <style:text-properties officeooo:rsid="00058bc5" officeooo:paragraph-rsid="00058bc5"/>
    </style:style>
    <style:style style:name="T1" style:family="text">
      <style:text-properties officeooo:rsid="00054010"/>
    </style:style>
    <style:style style:name="T2" style:family="text">
      <style:text-properties officeooo:rsid="00058bc5"/>
    </style:style>
    <style:style style:name="T3" style:family="text">
      <style:text-properties fo:font-weight="bold" officeooo:rsid="00058bc5" style:font-weight-asian="bold" style:font-weight-complex="bold"/>
    </style:style>
    <style:style style:name="T4" style:family="text">
      <style:text-properties fo:font-weight="normal" officeooo:rsid="00058bc5" style:font-weight-asian="normal" style:font-weight-complex="normal"/>
    </style:style>
    <style:style style:name="T5" style:family="text">
      <style:text-properties officeooo:rsid="000aae9b"/>
    </style:style>
    <style:style style:name="T6" style:family="text">
      <style:text-properties officeooo:rsid="000ac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32 (130.5)</text:p>
      <text:p text:style-name="Text_20_body">FELD, Peter, Ackerer</text:p>
      <text:p text:style-name="Text_20_body"><text:tab/>Ka..06.10.1817 <text:s/>+</text:p>
      <text:p text:style-name="Text_20_body">oo Lu.01.02.1845</text:p>
      <text:p text:style-name="Text_20_body">KLEIN, Salome (282.9)</text:p>
      <text:p text:style-name="Text_20_body"><text:tab/>Ka.10.04.1825 <text:span text:style-name="T6">+</text:span></text:p>
      <text:p text:style-name="Text_20_body">Kinder:</text:p>
      <text:p text:style-name="Text_20_body">1. Peter<text:tab/><text:span text:style-name="T1">Ka.30.01.1846 +</text:span></text:p>
      <text:p text:style-name="Text_20_body">Die Familie ist mit dem Kind am 02.006.1846 na<text:span text:style-name="T2">c</text:span>h Nordamerika ausgewandert.</text:p>
      <text:h text:style-name="Heading_20_3" text:outline-level="3">Explanation:</text:h>
      <text:p text:style-name="Text_20_body">Peter Feld <text:span text:style-name="T2">is person number 132 in the book </text:span><text:span text:style-name="T3">Die Einwohner von Karlsbrunn von 1717- 1900</text:span><text:span text:style-name="T4">.</text:span><text:span text:style-name="T2"> He is the fifth child of person number 130 (Jacob Feld, whose wife was Catherine Elisabeth Jungmann). Peter Feld was born in Karlsbrunn on October 6, 1817.</text:span></text:p>
      <text:p text:style-name="P1">He was married for the first time to Salome Klein in Ludweiler, on February 1, 1845. Salome Klein was the ninth child of person number 282 <text:span text:style-name="T5">(Johann Jacob Peter Klein, whose was wife was Catherine Elisabeth Ladenberger).</text:span></text:p>
      <text:p text:style-name="P1">Peter Feld and Salome Klein had a son, Peter, born in Karlsbrunn on January 20, 1846. </text:p>
      <text:p text:style-name="P1">The family emigrated to North America on June 2, 1846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3:55:14.289929975</meta:creation-date>
    <dc:date>2019-11-11T14:33:56.081135052</dc:date>
    <meta:editing-duration>PT31M27S</meta:editing-duration>
    <meta:editing-cycles>16</meta:editing-cycles>
    <meta:generator>LibreOffice/6.3.2.2$Linux_X86_64 LibreOffice_project/30$Build-2</meta:generator>
    <meta:document-statistic meta:table-count="0" meta:image-count="0" meta:object-count="0" meta:page-count="1" meta:paragraph-count="14" meta:word-count="137" meta:character-count="821" meta:non-whitespace-character-count="694"/>
  </office:meta>
</office:document-meta>
</file>